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" style:family="table">
      <style:table-properties style:width="17.59cm" table:align="margins"/>
    </style:style>
    <style:style style:name="listbox.A" style:family="table-column">
      <style:table-column-properties style:column-width="4.397cm" style:rel-column-width="16383*"/>
    </style:style>
    <style:style style:name="listbox.D" style:family="table-column">
      <style:table-column-properties style:column-width="4.397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2" style:family="table">
      <style:table-properties style:width="17.59cm" table:align="margins"/>
    </style:style>
    <style:style style:name="listbox2.A" style:family="table-column">
      <style:table-column-properties style:column-width="5.863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7.59cm" table:align="margins"/>
    </style:style>
    <style:style style:name="listbox3.A" style:family="table-column">
      <style:table-column-properties style:column-width="5.863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20_Heading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string">
            <text:p text:style-name="Table_20_Contents"/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2" office:value-type="string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02T17:12:36</dc:date>
    <meta:editing-duration>PT70H44M14S</meta:editing-duration>
    <meta:editing-cycles>53</meta:editing-cycles>
    <meta:document-statistic meta:table-count="3" meta:image-count="0" meta:object-count="0" meta:page-count="1" meta:paragraph-count="16" meta:word-count="36" meta:character-count="156"/>
  </office:meta>
</office:document-meta>
</file>